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45cm" fo:margin-left="-0.122cm" table:align="left"/>
    </style:style>
    <style:style style:name="Table1.A" style:family="table-column">
      <style:table-column-properties style:column-width="4.392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6pt" officeooo:rsid="000a329c" officeooo:paragraph-rsid="000a329c" style:font-size-asian="16pt" style:font-size-complex="16pt"/>
    </style:style>
    <style:style style:name="P2" style:family="paragraph" style:parent-style-name="Standard">
      <style:text-properties style:font-name="Liberation Serif" fo:font-size="16pt" officeooo:paragraph-rsid="000a329c"/>
    </style:style>
    <style:style style:name="P3" style:family="paragraph" style:parent-style-name="Standard">
      <style:text-properties style:font-name="Liberation Serif" fo:font-size="16pt" officeooo:rsid="000a329c" officeooo:paragraph-rsid="000a329c"/>
    </style:style>
    <style:style style:name="P4" style:family="paragraph" style:parent-style-name="Table_20_Contents">
      <style:text-properties style:font-name="Liberation Serif" fo:font-size="13pt" officeooo:rsid="000c069b" officeooo:paragraph-rsid="000c069b" style:font-size-asian="13pt" style:font-size-complex="13pt"/>
    </style:style>
    <style:style style:name="P5" style:family="paragraph" style:parent-style-name="Table_20_Contents">
      <style:text-properties style:font-name="Liberation Serif" fo:font-size="13pt" officeooo:rsid="000db829" officeooo:paragraph-rsid="000db829" style:font-size-asian="13pt" style:font-size-complex="13pt"/>
    </style:style>
    <style:style style:name="P6" style:family="paragraph" style:parent-style-name="Table_20_Contents">
      <style:text-properties style:font-name="Liberation Serif" fo:font-size="13pt" officeooo:rsid="000eeb2c" officeooo:paragraph-rsid="000eeb2c" style:font-size-asian="13pt" style:font-size-complex="13pt"/>
    </style:style>
    <style:style style:name="P7" style:family="paragraph" style:parent-style-name="Table_20_Contents">
      <style:text-properties style:font-name="Liberation Serif" fo:font-size="13pt" officeooo:rsid="000f4f1b" officeooo:paragraph-rsid="000f4f1b" style:font-size-asian="13pt" style:font-size-complex="13pt"/>
    </style:style>
    <style:style style:name="P8" style:family="paragraph" style:parent-style-name="Table_20_Contents">
      <style:text-properties style:font-name="Liberation Serif" fo:font-size="13pt" officeooo:rsid="0010e730" officeooo:paragraph-rsid="0010e730" style:font-size-asian="13pt" style:font-size-complex="13pt"/>
    </style:style>
    <style:style style:name="P9" style:family="paragraph" style:parent-style-name="Table_20_Contents">
      <style:text-properties style:font-name="Liberation Serif" fo:font-size="13pt" officeooo:rsid="0011088e" officeooo:paragraph-rsid="0011088e" style:font-size-asian="13pt" style:font-size-complex="13pt"/>
    </style:style>
    <style:style style:name="P10" style:family="paragraph" style:parent-style-name="Table_20_Contents">
      <style:text-properties style:font-name="Liberation Serif" fo:font-size="13pt" officeooo:rsid="001120de" officeooo:paragraph-rsid="001120de" style:font-size-asian="13pt" style:font-size-complex="13pt"/>
    </style:style>
    <style:style style:name="P11" style:family="paragraph" style:parent-style-name="Table_20_Contents">
      <style:text-properties style:font-name="Liberation Serif" fo:font-size="13pt" officeooo:rsid="00127ea0" officeooo:paragraph-rsid="00127ea0" style:font-size-asian="13pt" style:font-size-complex="13pt"/>
    </style:style>
    <style:style style:name="P12" style:family="paragraph" style:parent-style-name="Table_20_Contents">
      <style:text-properties style:font-name="Liberation Serif" fo:font-size="14pt" officeooo:rsid="000a329c" officeooo:paragraph-rsid="000a329c" style:font-size-asian="14pt" style:font-size-complex="14pt"/>
    </style:style>
    <style:style style:name="T1" style:family="text">
      <style:text-properties officeooo:rsid="000a329c" style:font-size-asian="16pt" style:font-size-complex="16pt"/>
    </style:style>
    <style:style style:name="T2" style:family="text">
      <style:text-properties fo:font-size="13.5pt"/>
    </style:style>
    <style:style style:name="T3" style:family="text">
      <style:text-properties officeooo:rsid="000db829"/>
    </style:style>
    <style:style style:name="T4" style:family="text">
      <style:text-properties officeooo:rsid="000eeb2c"/>
    </style:style>
    <style:style style:name="T5" style:family="text">
      <style:text-properties officeooo:rsid="0010e730"/>
    </style:style>
    <style:style style:name="T6" style:family="text">
      <style:text-properties officeooo:rsid="0011088e"/>
    </style:style>
    <style:style style:name="T7" style:family="text">
      <style:text-properties officeooo:rsid="001120de"/>
    </style:style>
    <style:style style:name="T8" style:family="text">
      <style:text-properties officeooo:rsid="00127e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.1 </text:p>
      <text:p text:style-name="P1"/>
      <text:p text:style-name="P2"><text:span text:style-name="T1">1. </text:span><text:span text:style-name="T2">Determine the Input, Process and Exit criteria for each of the project management processes</text:span></text:p>
      <text:p text:style-name="P2"><text:span text:style-name="T2"/></text:p>
      <text:p text:style-name="P3"><text:span text:style-name="T2">Ans: 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12">Project Management Process</text:p>
          </table:table-cell>
          <table:table-cell table:style-name="Table1.A1" office:value-type="string">
            <text:p text:style-name="P12">Input</text:p>
          </table:table-cell>
          <table:table-cell table:style-name="Table1.A1" office:value-type="string">
            <text:p text:style-name="P12">Process</text:p>
          </table:table-cell>
          <table:table-cell table:style-name="Table1.D1" office:value-type="string">
            <text:p text:style-name="P12">Exit</text:p>
          </table:table-cell>
        </table:table-row>
        <table:table-row>
          <table:table-cell table:style-name="Table1.A2" office:value-type="string">
            <text:p text:style-name="P4">Initiation</text:p>
          </table:table-cell>
          <table:table-cell table:style-name="Table1.A2" office:value-type="string">
            <text:p text:style-name="P4">1. <text:span text:style-name="T3">Developing the Business case</text:span></text:p>
            <text:p text:style-name="P5">2. Identifying the high level requirements</text:p>
            <text:p text:style-name="P5">3. Estimation of the budgets </text:p>
            <text:p text:style-name="P5">4. Ensuring the strategic alliance between the project and organisation</text:p>
            <text:p text:style-name="P5">5. Identifying the milestones</text:p>
            <text:p text:style-name="P8">6. Risk <text:span text:style-name="T6">Analysis</text:span></text:p>
          </table:table-cell>
          <table:table-cell table:style-name="Table1.A2" office:value-type="string">
            <text:p text:style-name="P5">1. Conducting the feasibility studies</text:p>
            <text:p text:style-name="P5">2. <text:span text:style-name="T4">The isuue or problem to be solved</text:span></text:p>
            <text:p text:style-name="P6">3. Resources required for the project including the equipments, staffing, IT facilities and other support facilities (based on the time period)</text:p>
            <text:p text:style-name="P6">4. Comparing Business objectives of the project with that of the organisational goals</text:p>
            <text:p text:style-name="P6">5. drafting an overview of the major milestones and project deliverables</text:p>
            <text:p text:style-name="P7">6. Baseline scope statement</text:p>
            <text:p text:style-name="P9">7. Definingf the category, Probability and severity of the risks</text:p>
            <text:p text:style-name="P6"/>
          </table:table-cell>
          <table:table-cell table:style-name="Table1.D2" office:value-type="string">
            <text:p text:style-name="P6">1. Signed off Project Charter</text:p>
            <text:p text:style-name="P6">2. Signed off project Scope statement</text:p>
            <text:p text:style-name="P7">3. Signed off Statement of Work (SOW)</text:p>
            <text:p text:style-name="P7">4. Signed off Master Services Agreement (MAS)</text:p>
          </table:table-cell>
        </table:table-row>
        <table:table-row>
          <table:table-cell table:style-name="Table1.A2" office:value-type="string">
            <text:p text:style-name="P6">Planning</text:p>
          </table:table-cell>
          <table:table-cell table:style-name="Table1.A2" office:value-type="string">
            <text:p text:style-name="P7">1. Areas of uncertainty</text:p>
            <text:p text:style-name="P7">2. Factors in Contingencies</text:p>
            <text:p text:style-name="P8">3. prioject charter</text:p>
            <text:p text:style-name="P8">4. Project scope statement</text:p>
            <text:p text:style-name="P7"/>
          </table:table-cell>
          <table:table-cell table:style-name="Table1.A2" office:value-type="string">
            <text:p text:style-name="P7">1. configuration management plan</text:p>
            <text:p text:style-name="P7">2. Life cycle for the project</text:p>
            <text:p text:style-name="P7">3. How work will be executed to accomplish the project objectives <text:span text:style-name="T5">(WBS)</text:span></text:p>
            <text:p text:style-name="P7">4. Change <text:soft-page-break/>management: how changes will be incorporated</text:p>
          </table:table-cell>
          <table:table-cell table:style-name="Table1.D2" office:value-type="string">
            <text:p text:style-name="P7">1. <text:span text:style-name="T5">Signed off project management Plan</text:span></text:p>
            <text:p text:style-name="P8">2. Management Plans for each functional areas</text:p>
            <text:p text:style-name="P8">3. ongoing project plan updates</text:p>
            <text:p text:style-name="P8"/>
          </table:table-cell>
        </table:table-row>
        <table:table-row>
          <table:table-cell table:style-name="Table1.A2" office:value-type="string">
            <text:p text:style-name="P8">Execution</text:p>
          </table:table-cell>
          <table:table-cell table:style-name="Table1.A2" office:value-type="string">
            <text:p text:style-name="P8">1. Project Management Plan</text:p>
            <text:p text:style-name="P8">2. ongoing project plan updates</text:p>
            <text:p text:style-name="P8">3. Procurement of resources</text:p>
          </table:table-cell>
          <table:table-cell table:style-name="Table1.A2" office:value-type="string">
            <text:p text:style-name="P8">1. Performing required tasks for the project</text:p>
            <text:p text:style-name="P8">2. Monitoring and controlling the execution</text:p>
            <text:p text:style-name="P8">3. obtaining and managing the Quotations and bids for the project</text:p>
            <text:p text:style-name="P8">4. Managing the project team and other resources required for the execution</text:p>
            <text:p text:style-name="P8">5. <text:span text:style-name="T6">Conducting change control and implementing approved changes</text:span></text:p>
          </table:table-cell>
          <table:table-cell table:style-name="Table1.D2" office:value-type="string">
            <text:p text:style-name="P9">1. Approved Project deliverables</text:p>
            <text:p text:style-name="P9">2. Approved change management documents</text:p>
            <text:p text:style-name="P9">3. Documents showing the project performance against plans</text:p>
            <text:p text:style-name="P9">4. Documents on the corrective actions to be done to keep the project on track</text:p>
            <text:p text:style-name="P9">5. Lessons learned</text:p>
          </table:table-cell>
        </table:table-row>
        <table:table-row>
          <table:table-cell table:style-name="Table1.A2" office:value-type="string">
            <text:p text:style-name="P9">Monitoring and Controlling</text:p>
          </table:table-cell>
          <table:table-cell table:style-name="Table1.A2" office:value-type="string">
            <text:p text:style-name="P9">1. Project deliverables</text:p>
            <text:p text:style-name="P9">2. Change management documents</text:p>
          </table:table-cell>
          <table:table-cell table:style-name="Table1.A2" office:value-type="string">
            <text:p text:style-name="P9">1. Tracking and reviewing the project performance</text:p>
            <text:p text:style-name="P9">2. <text:span text:style-name="T7">Progress measurement and forecasting</text:span></text:p>
            <text:p text:style-name="P10">3. Control of scope, risks and costs</text:p>
            <text:p text:style-name="P10">4. Quality assurance and controlling</text:p>
            <text:p text:style-name="P10">5. Administer the suppliers for the project</text:p>
            <text:p text:style-name="P10"/>
          </table:table-cell>
          <table:table-cell table:style-name="Table1.D2" office:value-type="string">
            <text:p text:style-name="P10">1. Progress and status reports of the project</text:p>
            <text:p text:style-name="P10">2. Plan updates </text:p>
            <text:p text:style-name="P10">3. risk registers</text:p>
            <text:p text:style-name="P10">4. change requests </text:p>
            <text:p text:style-name="P10">5. Work products or deliverables</text:p>
          </table:table-cell>
        </table:table-row>
        <table:table-row>
          <table:table-cell table:style-name="Table1.A2" office:value-type="string">
            <text:p text:style-name="P10">Project Closure</text:p>
          </table:table-cell>
          <table:table-cell table:style-name="Table1.A2" office:value-type="string">
            <text:p text:style-name="P10">1. Project Progress reports</text:p>
            <text:p text:style-name="P10">2. Work products or deliverables</text:p>
          </table:table-cell>
          <table:table-cell table:style-name="Table1.A2" office:value-type="string">
            <text:p text:style-name="P10">1. Obtaining the acceptance from the project sponsor</text:p>
            <text:p text:style-name="P10">2. Releasing the resources involved and people back to the resource pool</text:p>
            <text:p text:style-name="P10">3. Performance reports </text:p>
            <text:p text:style-name="P10">4. The key lessons learned are <text:soft-page-break/>documented</text:p>
            <text:p text:style-name="P10">5. Finalizing procurements</text:p>
            <text:p text:style-name="P10">6. Performing quality assurance</text:p>
            <text:p text:style-name="P10">7. Storing and archiving the key informations for future guidance</text:p>
          </table:table-cell>
          <table:table-cell table:style-name="Table1.D2" office:value-type="string">
            <text:p text:style-name="P10">1. <text:span text:style-name="T8">Completion Certificate</text:span></text:p>
            <text:p text:style-name="P11">2. Resource calendars </text:p>
            <text:p text:style-name="P11">3. Staff work assignments</text:p>
            <text:p text:style-name="P11">4. Plan updates</text:p>
            <text:p text:style-name="P11">5. Final work deliverables or services</text:p>
          </table:table-cell>
        </table:table-row>
      </table:table>
      <text:p text:style-name="P3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3:39:41.587271094</meta:creation-date>
    <dc:date>2016-08-18T15:05:02.693383607</dc:date>
    <meta:editing-duration>PT2M49S</meta:editing-duration>
    <meta:editing-cycles>1</meta:editing-cycles>
    <meta:generator>LibreOffice/5.1.4.2$Linux_X86_64 LibreOffice_project/10m0$Build-2</meta:generator>
    <meta:document-statistic meta:table-count="1" meta:image-count="0" meta:object-count="0" meta:page-count="3" meta:paragraph-count="79" meta:word-count="452" meta:character-count="2925" meta:non-whitespace-character-count="2545"/>
  </office:meta>
</office:document-meta>
</file>